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3360000029500000295663D71103824720C.svg" manifest:media-type="image/svg+xml"/>
  <manifest:file-entry manifest:full-path="Pictures/100002010000001900000019439A72AC881156EB.png" manifest:media-type="image/png"/>
  <manifest:file-entry manifest:full-path="Pictures/1000010A00004F7A000069F0AEAB8174141E26CC.svg" manifest:media-type="image/svg+xml"/>
  <manifest:file-entry manifest:full-path="Pictures/100002010000026400000330E9C2CDFADA36C52C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false" draw:auto-grow-width="false" fo:min-height="0cm" fo:min-width="0cm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1.623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3.752cm" fo:min-width="3.148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1.65cm"/>
    </style:style>
    <style:style style:name="gr10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stroke="none" svg:stroke-color="#000000" draw:fill="none" draw:fill-color="#ffffff" fo:min-height="3.0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>
          <draw:line draw:style-name="gr1" draw:text-style-name="P1" draw:layer="layout" svg:x1="24.189cm" svg:y1="7.4cm" svg:x2="24.189cm" svg:y2="8.1cm">
            <text:p/>
          </draw:line>
          <draw:line draw:style-name="gr1" draw:text-style-name="P1" draw:layer="layout" svg:x1="25.289cm" svg:y1="7.4cm" svg:x2="25.289cm" svg:y2="8.1cm">
            <text:p/>
          </draw:line>
          <draw:line draw:style-name="gr1" draw:text-style-name="P1" draw:layer="layout" svg:x1="25.839cm" svg:y1="7.4cm" svg:x2="25.839cm" svg:y2="8.1cm">
            <text:p/>
          </draw:line>
          <draw:line draw:style-name="gr1" draw:text-style-name="P1" draw:layer="layout" svg:x1="26.389cm" svg:y1="7.4cm" svg:x2="26.389cm" svg:y2="8.1cm">
            <text:p/>
          </draw:line>
          <draw:line draw:style-name="gr1" draw:text-style-name="P1" draw:layer="layout" svg:x1="24.739cm" svg:y1="7.4cm" svg:x2="24.739cm" svg:y2="8.1cm">
            <text:p/>
          </draw:line>
          <draw:line draw:style-name="gr1" draw:text-style-name="P1" draw:layer="layout" svg:x1="23.2cm" svg:y1="7.4cm" svg:x2="27.9cm" svg:y2="7.4cm">
            <text:p/>
          </draw:line>
          <draw:line draw:style-name="gr1" draw:text-style-name="P1" draw:layer="layout" svg:x1="26.9cm" svg:y1="7.4cm" svg:x2="26.9cm" svg:y2="8.1cm">
            <text:p/>
          </draw:line>
          <draw:line draw:style-name="gr1" draw:text-style-name="P1" draw:layer="layout" svg:x1="23.2cm" svg:y1="8.1cm" svg:x2="27.9cm" svg:y2="8.1cm">
            <text:p/>
          </draw:line>
          <draw:frame draw:style-name="gr2" draw:text-style-name="P2" draw:layer="layout" svg:width="1.2cm" svg:height="0.86cm" svg:x="23.4cm" svg:y="7.44cm">
            <draw:text-box>
              <text:p><text:span text:style-name="T1">...</text:span></text:p>
            </draw:text-box>
          </draw:frame>
          <draw:frame draw:style-name="gr2" draw:text-style-name="P2" draw:layer="layout" svg:width="1.2cm" svg:height="0.86cm" svg:x="26.9cm" svg:y="7.44cm">
            <draw:text-box>
              <text:p><text:span text:style-name="T1">...</text:span></text:p>
            </draw:text-box>
          </draw:frame>
        </draw:g>
        <draw:frame draw:style-name="gr3" draw:text-style-name="P3" draw:layer="layout" svg:width="2.1cm" svg:height="3cm" svg:x="24.2cm" svg:y="3.2cm">
          <draw:image xlink:href="Pictures/1000010A00004F7A000069F0AEAB8174141E26CC.svg" xlink:type="simple" xlink:show="embed" xlink:actuate="onLoad" loext:mime-type="image/svg+xml">
            <text:p/>
          </draw:image>
          <draw:image xlink:href="Pictures/100002010000026400000330E9C2CDFADA36C52C.png" xlink:type="simple" xlink:show="embed" xlink:actuate="onLoad" loext:mime-type="image/png"/>
        </draw:frame>
        <draw:g>
          <draw:line draw:style-name="gr1" draw:text-style-name="P1" draw:layer="layout" svg:x1="24.389cm" svg:y1="17.1cm" svg:x2="24.389cm" svg:y2="17.8cm">
            <text:p/>
          </draw:line>
          <draw:line draw:style-name="gr1" draw:text-style-name="P1" draw:layer="layout" svg:x1="25.489cm" svg:y1="17.1cm" svg:x2="25.489cm" svg:y2="17.8cm">
            <text:p/>
          </draw:line>
          <draw:line draw:style-name="gr1" draw:text-style-name="P1" draw:layer="layout" svg:x1="26.039cm" svg:y1="17.1cm" svg:x2="26.039cm" svg:y2="17.8cm">
            <text:p/>
          </draw:line>
          <draw:line draw:style-name="gr1" draw:text-style-name="P1" draw:layer="layout" svg:x1="26.589cm" svg:y1="17.1cm" svg:x2="26.589cm" svg:y2="17.8cm">
            <text:p/>
          </draw:line>
          <draw:line draw:style-name="gr1" draw:text-style-name="P1" draw:layer="layout" svg:x1="24.939cm" svg:y1="17.1cm" svg:x2="24.939cm" svg:y2="17.8cm">
            <text:p/>
          </draw:line>
          <draw:line draw:style-name="gr1" draw:text-style-name="P1" draw:layer="layout" svg:x1="23.4cm" svg:y1="17.1cm" svg:x2="28.1cm" svg:y2="17.1cm">
            <text:p/>
          </draw:line>
          <draw:line draw:style-name="gr1" draw:text-style-name="P1" draw:layer="layout" svg:x1="27.1cm" svg:y1="17.1cm" svg:x2="27.1cm" svg:y2="17.8cm">
            <text:p/>
          </draw:line>
          <draw:line draw:style-name="gr1" draw:text-style-name="P1" draw:layer="layout" svg:x1="23.4cm" svg:y1="17.8cm" svg:x2="28.1cm" svg:y2="17.8cm">
            <text:p/>
          </draw:line>
          <draw:frame draw:style-name="gr2" draw:text-style-name="P2" draw:layer="layout" svg:width="1.2cm" svg:height="0.86cm" svg:x="23.6cm" svg:y="17.14cm">
            <draw:text-box>
              <text:p><text:span text:style-name="T1">...</text:span></text:p>
            </draw:text-box>
          </draw:frame>
          <draw:frame draw:style-name="gr2" draw:text-style-name="P2" draw:layer="layout" svg:width="1.2cm" svg:height="0.86cm" svg:x="27.1cm" svg:y="17.14cm">
            <draw:text-box>
              <text:p><text:span text:style-name="T1">...</text:span></text:p>
            </draw:text-box>
          </draw:frame>
        </draw:g>
        <draw:frame draw:style-name="gr4" draw:text-style-name="P4" draw:layer="layout" svg:width="2.9cm" svg:height="1cm" svg:x="24cm" svg:y="6.1cm">
          <draw:text-box>
            <text:p>Solidity</text:p>
          </draw:text-box>
        </draw:frame>
        <draw:frame draw:style-name="gr5" draw:text-style-name="P4" draw:layer="layout" svg:width="3.3cm" svg:height="1.873cm" svg:x="23.7cm" svg:y="8.627cm">
          <draw:text-box>
            <text:p>Ethereum</text:p>
          </draw:text-box>
        </draw:frame>
        <draw:frame draw:style-name="gr6" draw:text-style-name="P4" draw:layer="layout" svg:width="2.3cm" svg:height="1.1cm" svg:x="24.7cm" svg:y="18.1cm">
          <draw:text-box>
            <text:p>Libra</text:p>
          </draw:text-box>
        </draw:frame>
        <draw:frame draw:style-name="gr7" draw:text-style-name="P4" draw:layer="layout" svg:width="2.9cm" svg:height="0.962cm" svg:x="24.4cm" svg:y="15.238cm">
          <draw:text-box>
            <text:p>Move</text:p>
          </draw:text-box>
        </draw:frame>
        <draw:custom-shape draw:style-name="gr8" draw:text-style-name="P5" draw:layer="layout" svg:width="5.3cm" svg:height="5.8cm" svg:x="11.6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4.05cm" svg:y1="11.3cm" svg:x2="15.1cm" svg:y2="12.5cm">
            <text:p/>
          </draw:line>
          <draw:line draw:style-name="gr1" draw:text-style-name="P1" draw:layer="layout" svg:x1="14.138cm" svg:y1="12.5cm" svg:x2="14.138cm" svg:y2="12.1cm">
            <text:p/>
          </draw:line>
          <draw:line draw:style-name="gr1" draw:text-style-name="P1" draw:layer="layout" svg:x1="14.05cm" svg:y1="11.3cm" svg:x2="13.7cm" svg:y2="11.8cm">
            <text:p/>
          </draw:line>
          <draw:line draw:style-name="gr1" draw:text-style-name="P1" draw:layer="layout" svg:x1="14.4cm" svg:y1="11.7cm" svg:x2="13.875cm" svg:y2="12.4cm">
            <text:p/>
          </draw:line>
          <draw:line draw:style-name="gr1" draw:text-style-name="P1" draw:layer="layout" svg:x1="14.138cm" svg:y1="12.1cm" svg:x2="14.401cm" svg:y2="12.4cm">
            <text:p/>
          </draw:line>
          <draw:line draw:style-name="gr1" draw:text-style-name="P1" draw:layer="layout" svg:x1="14.838cm" svg:y1="12.2cm" svg:x2="14.575cm" svg:y2="12.5cm">
            <text:p/>
          </draw:line>
          <draw:line draw:style-name="gr1" draw:text-style-name="P1" draw:layer="layout" svg:x1="13.875cm" svg:y1="11.6cm" svg:x2="14.05cm" svg:y2="11.8cm">
            <text:p/>
          </draw:line>
        </draw:g>
        <draw:frame draw:style-name="gr9" draw:text-style-name="P4" draw:layer="layout" svg:width="2.6cm" svg:height="1.9cm" svg:x="13cm" svg:y="9.3cm">
          <draw:text-box>
            <text:p>Modelli formali </text:p>
          </draw:text-box>
        </draw:frame>
        <draw:frame draw:style-name="gr3" draw:text-style-name="P3" draw:layer="layout" svg:width="2.1cm" svg:height="3cm" svg:x="24.5cm" svg:y="12.5cm">
          <draw:image xlink:href="Pictures/1000010A00004F7A000069F0AEAB8174141E26CC.svg" xlink:type="simple" xlink:show="embed" xlink:actuate="onLoad" loext:mime-type="image/svg+xml">
            <text:p/>
          </draw:image>
          <draw:image xlink:href="Pictures/100002010000026400000330E9C2CDFADA36C52C.png" xlink:type="simple" xlink:show="embed" xlink:actuate="onLoad" loext:mime-type="image/png"/>
        </draw:frame>
        <draw:frame draw:style-name="gr3" draw:text-style-name="P3" draw:layer="layout" svg:width="1.6cm" svg:height="1.6cm" svg:x="8.6cm" svg:y="4.8cm">
          <draw:image xlink:href="Pictures/100003360000029500000295663D71103824720C.svg" xlink:type="simple" xlink:show="embed" xlink:actuate="onLoad" loext:mime-type="image/svg+xml">
            <text:p/>
          </draw:image>
          <draw:image xlink:href="Pictures/100002010000001900000019439A72AC881156EB.png" xlink:type="simple" xlink:show="embed" xlink:actuate="onLoad" loext:mime-type="image/png"/>
        </draw:frame>
        <draw:line draw:style-name="gr10" draw:text-style-name="P1" draw:layer="layout" svg:x1="6.6cm" svg:y1="10.8cm" svg:x2="11.6cm" svg:y2="10.8cm">
          <text:p/>
        </draw:line>
        <draw:line draw:style-name="gr10" draw:text-style-name="P1" draw:layer="layout" svg:x1="16.9cm" svg:y1="10.3cm" svg:x2="23.1cm" svg:y2="6.4cm">
          <text:p/>
        </draw:line>
        <draw:line draw:style-name="gr10" draw:text-style-name="P1" draw:layer="layout" svg:x1="10.5cm" svg:y1="6.6cm" svg:x2="12.2cm" svg:y2="8.7cm">
          <text:p/>
        </draw:line>
        <draw:frame draw:style-name="gr7" draw:text-style-name="P6" draw:layer="layout" svg:width="2.9cm" svg:height="0.962cm" svg:x="6.9cm" svg:y="11.5cm">
          <draw:text-box>
            <text:p>Parser</text:p>
          </draw:text-box>
        </draw:frame>
        <draw:frame draw:style-name="gr11" draw:text-style-name="P4" draw:layer="layout" svg:width="4.1cm" svg:height="1.673cm" svg:x="17.9cm" svg:y="9.7cm">
          <draw:text-box>
            <text:p>Compilatore + Deployer</text:p>
          </draw:text-box>
        </draw:frame>
        <draw:frame draw:style-name="gr12" draw:text-style-name="P4" draw:layer="layout" svg:width="0.3cm" svg:height="3.3cm" svg:x="25.1cm" svg:y="9.9cm">
          <draw:text-box>
            <text:p>...</text:p>
          </draw:text-box>
        </draw:frame>
        <draw:frame draw:style-name="gr3" draw:text-style-name="P3" draw:layer="layout" svg:width="2.1cm" svg:height="3cm" svg:x="3.6cm" svg:y="9.1cm">
          <draw:image xlink:href="Pictures/1000010A00004F7A000069F0AEAB8174141E26CC.svg" xlink:type="simple" xlink:show="embed" xlink:actuate="onLoad" loext:mime-type="image/svg+xml">
            <text:p/>
          </draw:image>
          <draw:image xlink:href="Pictures/100002010000026400000330E9C2CDFADA36C52C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09T22:55:43.576208761</meta:creation-date>
    <dc:date>2019-12-16T13:45:26.356506068</dc:date>
    <meta:editing-duration>PT10H14M57S</meta:editing-duration>
    <meta:editing-cycles>13</meta:editing-cycles>
    <meta:generator>LibreOffice/6.3.3.2.0$Linux_X86_64 LibreOffice_project/30$Build-2</meta:generator>
    <meta:document-statistic meta:object-count="46"/>
  </office:meta>
</office:document-meta>
</file>